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e986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char" svg:x="0.1102in" svg:y="-0.4291in" svg:width="6.4283in" svg:height="4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char" svg:x="-0.0791in" svg:y="0.0681in" svg:width="6.6709in" svg:height="5.12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54:55.621113529</meta:creation-date>
    <dc:date>2022-03-24T16:01:22.174039798</dc:date>
    <meta:editing-duration>PT6M27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7.3.1.3$Linux_X86_64 LibreOffice_project/eead5aec017556e2cdbf9dfff06537ec58969b7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text-properties fo:font-size="1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28cm" svg:height="11.158cm" xlink:href="." xlink:type="simple" chart:class="chart:scatter" chart:style-name="ch1">
        <chart:title svg:x="2.829cm" svg:y="0.359cm" chart:style-name="ch2">
          <text:p>Зависимость координаты минимума от его номера</text:p>
        </chart:title>
        <chart:plot-area chart:style-name="ch3" chart:data-source-has-labels="both" svg:x="1.677cm" svg:y="1.361cm" svg:width="14.325cm" svg:height="8.253cm">
          <chart:coordinate-region svg:x="1.823cm" svg:y="1.56cm" svg:width="14.085cm" svg:height="7.855cm"/>
          <chart:axis chart:dimension="x" chart:name="primary-x" chart:style-name="ch4" chartooo:axis-type="auto">
            <chart:title svg:x="8.519cm" svg:y="9.837cm" chart:style-name="ch5">
              <text:p>m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7">
            <chart:title svg:x="0.451cm" svg:y="5.979cm" chart:style-name="ch8">
              <text:p>Xm</text:p>
            </chart:title>
            <chart:grid chart:style-name="ch6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regression-curve chart:style-name="ch10">
              <chart:equation chart:display-equation="true" chart:display-r-square="false" chart:style-name="ch11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eead5aec017556e2cdbf9dfff06537ec58969b7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43cm" svg:height="13.019cm" xlink:href="." xlink:type="simple" chart:class="chart:scatter" chart:style-name="ch1">
        <chart:title svg:x="2.368cm" svg:y="0.395cm" chart:style-name="ch2">
          <text:p>Зависимость размера зон Френеля от количества темных полос</text:p>
        </chart:title>
        <chart:plot-area chart:style-name="ch3" chart:data-source-has-labels="both" svg:x="1.689cm" svg:y="1.938cm" svg:width="14.916cm" svg:height="9.5cm">
          <chart:coordinate-region svg:x="2.416cm" svg:y="2.137cm" svg:width="14.002cm" svg:height="8.654cm"/>
          <chart:axis chart:dimension="x" chart:name="primary-x" chart:style-name="ch4" chartooo:axis-type="auto">
            <chart:title svg:x="8.906cm" svg:y="11.698cm" chart:style-name="ch5">
              <text:p>n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7.246cm" chart:style-name="ch8">
              <text:p>2Xn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506083561233">
                <text:p>0.285060835612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48777985199809">
                <text:p>0.448777985199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26498205125146">
                <text:p>0.52649820512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98532872948512">
                <text:p>0.59853287294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60968985656665">
                <text:p>0.660968985656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9515670433939">
                <text:p>0.719515670433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3220718811906">
                <text:p>0.773220718811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24490921720791">
                <text:p>0.824490921720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11260299176">
                <text:p>0.8711260299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4672181713208">
                <text:p>0.914672181713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eead5aec017556e2cdbf9dfff06537ec58969b7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